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font-style="normal" officeooo:rsid="0031ec18" officeooo:paragraph-rsid="0033a21a" style:font-style-asian="normal" style:font-style-complex="normal"/>
    </style:style>
    <style:style style:name="P2" style:family="paragraph" style:parent-style-name="Text_20_body">
      <style:text-properties fo:font-style="normal" officeooo:rsid="0069b6c7" officeooo:paragraph-rsid="0069b6c7" style:font-style-asian="normal" style:font-style-complex="normal"/>
    </style:style>
    <style:style style:name="P3" style:family="paragraph" style:parent-style-name="Text_20_body">
      <style:text-properties fo:font-style="normal" officeooo:rsid="0072f3cd" officeooo:paragraph-rsid="0072f3cd" style:font-style-asian="normal" style:font-style-complex="normal"/>
    </style:style>
    <style:style style:name="P4" style:family="paragraph" style:parent-style-name="Text_20_body">
      <style:text-properties fo:font-style="normal" officeooo:rsid="0074df8a" officeooo:paragraph-rsid="0074df8a" style:font-style-asian="normal" style:font-style-complex="normal"/>
    </style:style>
    <style:style style:name="P5" style:family="paragraph" style:parent-style-name="Text_20_body">
      <style:text-properties fo:font-style="normal" officeooo:rsid="006c8e86" officeooo:paragraph-rsid="009e6849" style:font-style-asian="normal" style:font-style-complex="normal"/>
    </style:style>
    <style:style style:name="P6" style:family="paragraph" style:parent-style-name="Text_20_body">
      <style:text-properties officeooo:rsid="0038338a" officeooo:paragraph-rsid="0038338a"/>
    </style:style>
    <style:style style:name="P7" style:family="paragraph" style:parent-style-name="Text_20_body">
      <style:text-properties officeooo:rsid="0038338a" officeooo:paragraph-rsid="003b7d2b"/>
    </style:style>
    <style:style style:name="P8" style:family="paragraph" style:parent-style-name="Text_20_body">
      <style:text-properties officeooo:rsid="003c3b5f" officeooo:paragraph-rsid="003c3b5f"/>
    </style:style>
    <style:style style:name="P9" style:family="paragraph" style:parent-style-name="Text_20_body">
      <style:text-properties officeooo:rsid="0040df57" officeooo:paragraph-rsid="0040df57"/>
    </style:style>
    <style:style style:name="P10" style:family="paragraph" style:parent-style-name="Text_20_body">
      <style:text-properties officeooo:rsid="004092a9" officeooo:paragraph-rsid="004092a9"/>
    </style:style>
    <style:style style:name="P11" style:family="paragraph" style:parent-style-name="Text_20_body">
      <style:text-properties officeooo:rsid="0043a229" officeooo:paragraph-rsid="0043a229"/>
    </style:style>
    <style:style style:name="P12" style:family="paragraph" style:parent-style-name="Text_20_body">
      <style:text-properties officeooo:rsid="00440e53" officeooo:paragraph-rsid="00440e53"/>
    </style:style>
    <style:style style:name="P13" style:family="paragraph" style:parent-style-name="Text_20_body">
      <style:text-properties officeooo:rsid="00451b1f" officeooo:paragraph-rsid="00451b1f"/>
    </style:style>
    <style:style style:name="P14" style:family="paragraph" style:parent-style-name="Text_20_body">
      <style:text-properties officeooo:rsid="004a3618" officeooo:paragraph-rsid="004f187e"/>
    </style:style>
    <style:style style:name="P15" style:family="paragraph" style:parent-style-name="Text_20_body">
      <style:text-properties officeooo:rsid="00521550" officeooo:paragraph-rsid="00521550"/>
    </style:style>
    <style:style style:name="P16" style:family="paragraph" style:parent-style-name="Text_20_body">
      <style:text-properties officeooo:rsid="00793b17" officeooo:paragraph-rsid="00793b17"/>
    </style:style>
    <style:style style:name="P17" style:family="paragraph" style:parent-style-name="Text_20_body">
      <style:text-properties officeooo:rsid="007c5c1e" officeooo:paragraph-rsid="007f25eb"/>
    </style:style>
    <style:style style:name="P18" style:family="paragraph" style:parent-style-name="Text_20_body">
      <style:text-properties officeooo:rsid="00806e63" officeooo:paragraph-rsid="00806e63"/>
    </style:style>
    <style:style style:name="P19" style:family="paragraph" style:parent-style-name="Text_20_body">
      <style:text-properties officeooo:rsid="008400ae" officeooo:paragraph-rsid="008400ae"/>
    </style:style>
    <style:style style:name="P20" style:family="paragraph" style:parent-style-name="Heading_20_1" style:master-page-name="MP0">
      <style:paragraph-properties style:page-number="auto" fo:break-before="page"/>
    </style:style>
    <style:style style:name="P21" style:family="paragraph" style:parent-style-name="Heading_20_1">
      <style:text-properties officeooo:rsid="0030982b" officeooo:paragraph-rsid="0030982b"/>
    </style:style>
    <style:style style:name="P22" style:family="paragraph" style:parent-style-name="Heading_20_2">
      <style:text-properties officeooo:rsid="00368b7c" officeooo:paragraph-rsid="00368b7c"/>
    </style:style>
    <style:style style:name="P23" style:family="paragraph" style:parent-style-name="Heading_20_2">
      <style:text-properties officeooo:rsid="0040df57" officeooo:paragraph-rsid="0040df57"/>
    </style:style>
    <style:style style:name="P24" style:family="paragraph" style:parent-style-name="Heading_20_2">
      <style:text-properties officeooo:rsid="0067ee5b" officeooo:paragraph-rsid="0067ee5b"/>
    </style:style>
    <style:style style:name="P25" style:family="paragraph" style:parent-style-name="Heading_20_2">
      <style:text-properties officeooo:rsid="007843a5" officeooo:paragraph-rsid="007843a5"/>
    </style:style>
    <style:style style:name="T1" style:family="text">
      <style:text-properties fo:font-style="italic" style:font-style-asian="italic" style:font-style-complex="italic"/>
    </style:style>
    <style:style style:name="T2" style:family="text">
      <style:text-properties fo:font-style="italic" officeooo:rsid="004669ee" style:font-style-asian="italic" style:font-style-complex="italic"/>
    </style:style>
    <style:style style:name="T3" style:family="text">
      <style:text-properties officeooo:rsid="001c6282"/>
    </style:style>
    <style:style style:name="T4" style:family="text">
      <style:text-properties fo:font-style="normal" style:font-style-asian="normal" style:font-style-complex="normal"/>
    </style:style>
    <style:style style:name="T5" style:family="text">
      <style:text-properties fo:font-style="normal" officeooo:rsid="003c2142" style:font-style-asian="normal" style:font-style-complex="normal"/>
    </style:style>
    <style:style style:name="T6" style:family="text">
      <style:text-properties fo:font-style="normal" officeooo:rsid="003c3b5f" style:font-style-asian="normal" style:font-style-complex="normal"/>
    </style:style>
    <style:style style:name="T7" style:family="text">
      <style:text-properties fo:font-style="normal" officeooo:rsid="003d1b0a" style:font-style-asian="normal" style:font-style-complex="normal"/>
    </style:style>
    <style:style style:name="T8" style:family="text">
      <style:text-properties fo:font-style="normal" officeooo:rsid="003f00a8" style:font-style-asian="normal" style:font-style-complex="normal"/>
    </style:style>
    <style:style style:name="T9" style:family="text">
      <style:text-properties fo:font-style="normal" officeooo:rsid="004669ee" style:font-style-asian="normal" style:font-style-complex="normal"/>
    </style:style>
    <style:style style:name="T10" style:family="text">
      <style:text-properties fo:font-style="normal" officeooo:rsid="0047fb34" style:font-style-asian="normal" style:font-style-complex="normal"/>
    </style:style>
    <style:style style:name="T11" style:family="text">
      <style:text-properties fo:font-style="normal" officeooo:rsid="0049a5f4" style:font-style-asian="normal" style:font-style-complex="normal"/>
    </style:style>
    <style:style style:name="T12" style:family="text">
      <style:text-properties fo:font-style="normal" officeooo:rsid="004ab2c7" style:font-style-asian="normal" style:font-style-complex="normal"/>
    </style:style>
    <style:style style:name="T13" style:family="text">
      <style:text-properties fo:font-style="normal" officeooo:rsid="004c9ae4" style:font-style-asian="normal" style:font-style-complex="normal"/>
    </style:style>
    <style:style style:name="T14" style:family="text">
      <style:text-properties fo:font-style="normal" officeooo:rsid="004e8495" style:font-style-asian="normal" style:font-style-complex="normal"/>
    </style:style>
    <style:style style:name="T15" style:family="text">
      <style:text-properties fo:font-style="normal" officeooo:rsid="004f187e" style:font-style-asian="normal" style:font-style-complex="normal"/>
    </style:style>
    <style:style style:name="T16" style:family="text">
      <style:text-properties fo:font-style="normal" officeooo:rsid="00501a37" style:font-style-asian="normal" style:font-style-complex="normal"/>
    </style:style>
    <style:style style:name="T17" style:family="text">
      <style:text-properties fo:font-style="normal" officeooo:rsid="0053be32" style:font-style-asian="normal" style:font-style-complex="normal"/>
    </style:style>
    <style:style style:name="T18" style:family="text">
      <style:text-properties fo:font-style="normal" officeooo:rsid="005b3f92" style:font-style-asian="normal" style:font-style-complex="normal"/>
    </style:style>
    <style:style style:name="T19" style:family="text">
      <style:text-properties fo:font-style="normal" officeooo:rsid="005e47ec" style:font-style-asian="normal" style:font-style-complex="normal"/>
    </style:style>
    <style:style style:name="T20" style:family="text">
      <style:text-properties fo:font-style="normal" officeooo:rsid="005ebb4b" style:font-style-asian="normal" style:font-style-complex="normal"/>
    </style:style>
    <style:style style:name="T21" style:family="text">
      <style:text-properties fo:font-style="normal" officeooo:rsid="005f41bc" style:font-style-asian="normal" style:font-style-complex="normal"/>
    </style:style>
    <style:style style:name="T22" style:family="text">
      <style:text-properties fo:font-style="normal" officeooo:rsid="006123a9" style:font-style-asian="normal" style:font-style-complex="normal"/>
    </style:style>
    <style:style style:name="T23" style:family="text">
      <style:text-properties fo:font-style="normal" officeooo:rsid="00618b6c" style:font-style-asian="normal" style:font-style-complex="normal"/>
    </style:style>
    <style:style style:name="T24" style:family="text">
      <style:text-properties fo:font-style="normal" officeooo:rsid="00627ea7" style:font-style-asian="normal" style:font-style-complex="normal"/>
    </style:style>
    <style:style style:name="T25" style:family="text">
      <style:text-properties fo:font-style="normal" officeooo:rsid="00631d66" style:font-style-asian="normal" style:font-style-complex="normal"/>
    </style:style>
    <style:style style:name="T26" style:family="text">
      <style:text-properties fo:font-style="normal" officeooo:rsid="006505a7" style:font-style-asian="normal" style:font-style-complex="normal"/>
    </style:style>
    <style:style style:name="T27" style:family="text">
      <style:text-properties fo:font-style="normal" officeooo:rsid="0066587e" style:font-style-asian="normal" style:font-style-complex="normal"/>
    </style:style>
    <style:style style:name="T28" style:family="text">
      <style:text-properties fo:font-style="normal" officeooo:rsid="008cb8e3" style:font-style-asian="normal" style:font-style-complex="normal"/>
    </style:style>
    <style:style style:name="T29" style:family="text">
      <style:text-properties fo:font-style="normal" officeooo:rsid="009bcb51" style:font-style-asian="normal" style:font-style-complex="normal"/>
    </style:style>
    <style:style style:name="T30" style:family="text">
      <style:text-properties fo:font-style="normal" officeooo:rsid="00acddba" style:font-style-asian="normal" style:font-style-complex="normal"/>
    </style:style>
    <style:style style:name="T31" style:family="text">
      <style:text-properties officeooo:rsid="0030982b"/>
    </style:style>
    <style:style style:name="T32" style:family="text">
      <style:text-properties officeooo:rsid="003b7d2b"/>
    </style:style>
    <style:style style:name="T33" style:family="text">
      <style:text-properties officeooo:rsid="00415bc8"/>
    </style:style>
    <style:style style:name="T34" style:family="text">
      <style:text-properties officeooo:rsid="0041c587"/>
    </style:style>
    <style:style style:name="T35" style:family="text">
      <style:text-properties officeooo:rsid="004669ee"/>
    </style:style>
    <style:style style:name="T36" style:family="text">
      <style:text-properties officeooo:rsid="0056930c"/>
    </style:style>
    <style:style style:name="T37" style:family="text">
      <style:text-properties officeooo:rsid="0057567e"/>
    </style:style>
    <style:style style:name="T38" style:family="text">
      <style:text-properties officeooo:rsid="00586f71"/>
    </style:style>
    <style:style style:name="T39" style:family="text">
      <style:text-properties officeooo:rsid="0059c341"/>
    </style:style>
    <style:style style:name="T40" style:family="text">
      <style:text-properties officeooo:rsid="005a232f"/>
    </style:style>
    <style:style style:name="T41" style:family="text">
      <style:text-properties officeooo:rsid="0069b6c7"/>
    </style:style>
    <style:style style:name="T42" style:family="text">
      <style:text-properties officeooo:rsid="006aafad"/>
    </style:style>
    <style:style style:name="T43" style:family="text">
      <style:text-properties officeooo:rsid="006bd386"/>
    </style:style>
    <style:style style:name="T44" style:family="text">
      <style:text-properties officeooo:rsid="006c2b50"/>
    </style:style>
    <style:style style:name="T45" style:family="text">
      <style:text-properties officeooo:rsid="006cb05a"/>
    </style:style>
    <style:style style:name="T46" style:family="text">
      <style:text-properties officeooo:rsid="006d8050"/>
    </style:style>
    <style:style style:name="T47" style:family="text">
      <style:text-properties officeooo:rsid="006dc869"/>
    </style:style>
    <style:style style:name="T48" style:family="text">
      <style:text-properties officeooo:rsid="00705ff9"/>
    </style:style>
    <style:style style:name="T49" style:family="text">
      <style:text-properties officeooo:rsid="007230b7"/>
    </style:style>
    <style:style style:name="T50" style:family="text">
      <style:text-properties style:text-position="super 58%"/>
    </style:style>
    <style:style style:name="T51" style:family="text">
      <style:text-properties officeooo:rsid="00752697"/>
    </style:style>
    <style:style style:name="T52" style:family="text">
      <style:text-properties officeooo:rsid="0079938b"/>
    </style:style>
    <style:style style:name="T53" style:family="text">
      <style:text-properties officeooo:rsid="007a9917"/>
    </style:style>
    <style:style style:name="T54" style:family="text">
      <style:text-properties officeooo:rsid="007cb3f7"/>
    </style:style>
    <style:style style:name="T55" style:family="text">
      <style:text-properties officeooo:rsid="007ea074"/>
    </style:style>
    <style:style style:name="T56" style:family="text">
      <style:text-properties officeooo:rsid="007f25eb"/>
    </style:style>
    <style:style style:name="T57" style:family="text">
      <style:text-properties officeooo:rsid="00806e63"/>
    </style:style>
    <style:style style:name="T58" style:family="text">
      <style:text-properties officeooo:rsid="00822b5e"/>
    </style:style>
    <style:style style:name="T59" style:family="text">
      <style:text-properties officeooo:rsid="008400ae"/>
    </style:style>
    <style:style style:name="T60" style:family="text">
      <style:text-properties officeooo:rsid="0085e9fa"/>
    </style:style>
    <style:style style:name="T61" style:family="text">
      <style:text-properties officeooo:rsid="0086c14c"/>
    </style:style>
    <style:style style:name="T62" style:family="text">
      <style:text-properties officeooo:rsid="00876f84"/>
    </style:style>
    <style:style style:name="T63" style:family="text">
      <style:text-properties officeooo:rsid="008961a7"/>
    </style:style>
    <style:style style:name="T64" style:family="text">
      <style:text-properties officeooo:rsid="008b459d"/>
    </style:style>
    <style:style style:name="T65" style:family="text">
      <style:text-properties officeooo:rsid="0090959d"/>
    </style:style>
    <style:style style:name="T66" style:family="text">
      <style:text-properties officeooo:rsid="00930d83"/>
    </style:style>
    <style:style style:name="T67" style:family="text">
      <style:text-properties officeooo:rsid="00937ec1"/>
    </style:style>
    <style:style style:name="T68" style:family="text">
      <style:text-properties officeooo:rsid="00960fba"/>
    </style:style>
    <style:style style:name="T69" style:family="text">
      <style:text-properties officeooo:rsid="0098cc6e"/>
    </style:style>
    <style:style style:name="T70" style:family="text">
      <style:text-properties officeooo:rsid="0099ce6e"/>
    </style:style>
    <style:style style:name="T71" style:family="text">
      <style:text-properties officeooo:rsid="00a72d4b"/>
    </style:style>
    <style:style style:name="T72" style:family="text">
      <style:text-properties officeooo:rsid="00a98228"/>
    </style:style>
    <style:style style:name="T73" style:family="text">
      <style:text-properties officeooo:rsid="00acb995"/>
    </style:style>
    <style:style style:name="T74" style:family="text">
      <style:text-properties officeooo:rsid="00b291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 text:is-list-header="true">Part <text:span text:style-name="T3">2</text:span>, Chapter <text:span text:style-name="T31">6</text:span></text:h>
      <text:h text:style-name="P21" text:outline-level="1">Types of <text:span text:style-name="T72">Two-</text:span>Factor Authentication</text:h>
      <text:p text:style-name="P1">2FA comes in many flavors, putting the multi in multi-factor auth. There’s many possibilities from one-time codes to biometric factors such as fingerprints. But most services offer 2FA in three core configurations which we will cover here. These varieties are the ones you’ll most likely see when setting up multi-factor for your cryptocurrency exchange accounts and other important services. First, SMS text message and email-based. Next, authenticator app based. And finally, hardware or security-key based MFA. All of these common forms have strengths and weakness<text:span text:style-name="T61">es</text:span>, and some offer high<text:span text:style-name="T61">er</text:span> security than others.</text:p>
      <text:p text:style-name="P1"/>
      <text:p text:style-name="P1">Choosing the strongest form of 2FA available will greatly increase the security of our crypto exchange and custodial wallets, but we must also factor in convenience and understanding when making a selection. Much like password selection, our final decision will take into account the possible threats, our necessary level of security, and our own needs <text:span text:style-name="T62">for</text:span> convenience and understanding.</text:p>
      <text:p text:style-name="P1"/>
      <text:h text:style-name="P22" text:outline-level="2">SMS Text Message and Email-Based 2FA</text:h>
      <text:p text:style-name="P6">The most common form of multi-factor authentication users will encounter is SMS text-message or email-based. This form uses varying channels to send a user a server-generated one-time code that they <text:span text:style-name="T63">will </text:span>provide to the service as part of the login workflow. For example, you may have you<text:span text:style-name="T64">r</text:span> phone number set <text:span text:style-name="T64">up </text:span>for an exchange. After entering your password correctly, the exchange’s servers send a text message to your phone with a one-time password <text:span text:style-name="T68">(OTP)</text:span> that expires within 10 minutes or so. You enter <text:soft-page-break/>that code into the form and are granted access. It works much the same for email, meaning you’ll receive that OTP in a mail message instead of a text. </text:p>
      <text:p text:style-name="P7">This method relies on the assumption that you and you alone have access to your phone number or email. This account, and the ability to read messages, serves as “something you have” while your password is the “something you know.” <text:span text:style-name="T32">So long as you retain access to your phone number and email, you’ll have access to your 2FA codes. You must also ensure these accounts are secure, with strong passwords and 2FA settings of their own. </text:span></text:p>
      <text:p text:style-name="P7">There’s some problems with this assumption <text:span text:style-name="T32">that only you have access to your email and phone number</text:span>, though. Text messages and email just aren’t the most secure mediums of communication in the first place. Neither are natively encrypted and are prone to interception as they travel across networks. As well, both are vulnerable to possible account takeover. If an attacker manages to gain access to your account at the phone company or log into your email, they can also steal your crypto exchange accounts. </text:p>
      <text:p text:style-name="P6">Such is the reality of a common attack against SMS-based 2FA, the <text:span text:style-name="T1">sim swap.</text:span><text:span text:style-name="T4"> In this attack, a hacker knows your phone number from something like a simple data breach. </text:span><text:span text:style-name="T5">Perhaps the attacker even knows that you are associated with cryptocurrency. This attacker uses social engineering techniques to steal your phone number. They call the phone company’s support services, pretending to be you. Perhaps saying that you lost or broke your phone and need to port or transfer the number to a new device. </text:span><text:span text:style-name="T6">This is a common thing that happens, after all – people buy new phones all the time for various reasons. </text:span><text:span text:style-name="T5">The support representative, happy to assist, </text:span><text:span text:style-name="T6">ports the number over to the attacker’s device thinking that they are the legitimate account holder.</text:span></text:p>
      <text:p text:style-name="P8"><text:soft-page-break/><text:span text:style-name="T4">By simply pretending to be you via convincing social engineering skills, the hacker now has the ability to receive text messages under your phone number. They navigate to your exchange account login, hit “forgot password”, and receive a 2FA code to your phone number to “verify” their identity as you. They can now take over the account and steal your funds. </text:span><text:span text:style-name="T7">This scary attack has happened to many in the cryptocurrency world, especially high-profile individuals. A </text:span><text:span text:style-name="T8">similar attack could occur if you forget to secure your email as highly as you do your exchange accounts. Having your email compromised often means that an attacker can reset passwords on other accounts, because the email is used to verify your identity in that case. </text:span></text:p>
      <text:p text:style-name="P10"><text:span text:style-name="T8">F</text:span><text:span text:style-name="T4">or these reasons, SMS and email are the weakest for</text:span><text:span text:style-name="T28">ms</text:span><text:span text:style-name="T4"> of 2 factor authentication. They work, and you will see them often. But if you can avoid them in favor of stronger methods, you should. If you can’t, consider adding additional protections to your phone and email accounts. Some providers now offer sim-swap protection features, where you must provide a special PIN in order to have your number ported to a new phone. And of course, choose strong passphrases and 2FA to protect your email login. </text:span></text:p>
      <text:h text:style-name="P23" text:outline-level="2">Auth<text:span text:style-name="T69">enticator</text:span> App<text:span text:style-name="T69">lication-</text:span>Based 2FA (TOTP)</text:h>
      <text:p text:style-name="P9">A better form of 2FA makes use of the ubiquity of mobile phones, minus the vulnerabilities of SMS text messages. <text:span text:style-name="T69">Authenticator application (a</text:span>uth-app-based<text:span text:style-name="T73">)</text:span> 2FA is probably the most common form of strong multi-factor and is thankfully straightforward to use. <text:span text:style-name="T33">This form of MFA requires the installation of an authenticator app, a special piece of software that generates one-time passwords. </text:span><text:span text:style-name="T34">These apps are most commonly installed on mobile phones, but can also work on a desktop PC. The protocol is </text:span><text:soft-page-break/><text:span text:style-name="T34">portable and does not rely on a phone number or receiving messages to work. </text:span></text:p>
      <text:p text:style-name="P11">This model uses a shared secret and time to generate secure one-time passwords. To set up an account for 2FA, a user is provided with the secret which they import into the app. Most often, this is transmitted by simply scanning a QR code with the app, making setup less technical and error prone. The auth app then starts generating rotating one-time passwords, usually on a 30 second interval. The website prompts for one of these on setup to confirm your app is generating them correctly. <text:span text:style-name="T45">Examples of authenticator apps include Microsoft Authenticator, Google Authenticator, and Duo.</text:span></text:p>
      <text:p text:style-name="P12">Once app-based 2FA is enabled, the workflow is similar to other forms of 2FA like SMS. You enter your password and are then prompted for the 2FA code. You open up your phone and enter the <text:span text:style-name="T36">rotating </text:span>6 digit code generated by your auth app, which the server can then validate. You do not have to receive a text message, instead relying on the app generating the code via the shared secret. </text:p>
      <text:p text:style-name="P13">The most common protocol for this is called <text:span text:style-name="T69">time-based one-time password (</text:span>TOTP<text:span text:style-name="T69">)</text:span>. Both your mobile phone and the server have a copy of the shared secret, the “something you have” in our authentication scheme. Both <text:span text:style-name="T40">parties</text:span> use cryptography to generate codes by running the shared secret and the counter (<text:span text:style-name="T37">rounded for </text:span>30-second time increments) through <text:span text:style-name="T39">an </text:span><text:span text:style-name="T38">algorithm called </text:span><text:span text:style-name="T70">a hash-based message authentication code (</text:span><text:span text:style-name="T38">HMA</text:span><text:span text:style-name="T70">C)</text:span>. <text:span text:style-name="T35">The combination of the shared secret and the current time (within 30 seconds or so) means that both the auth app and the server should generate the </text:span><text:span text:style-name="T2">same</text:span><text:span text:style-name="T9"> one-time password </text:span><text:span text:style-name="T18">at authentication time</text:span><text:span text:style-name="T9">. </text:span><text:span text:style-name="T10">The fact that you can generate the same OTP as the server </text:span><text:span text:style-name="T11">within a given timeframe </text:span><text:span text:style-name="T10">means that you must have access to the shared secret that you received during setup. </text:span><text:span text:style-name="T11">So, the server can reasonably believe that </text:span><text:soft-page-break/><text:span text:style-name="T11">you are in fact the authorized owner of the account. </text:span><text:span text:style-name="T10">If you didn’t have the correct secret, your codes would not match, and the server would reject your request. </text:span></text:p>
      <text:p text:style-name="P14"><text:span text:style-name="T10">T</text:span><text:span text:style-name="T4">his method of authentication is much </text:span><text:span text:style-name="T30">more secure</text:span><text:span text:style-name="T4"> than SMS or email-based 2FA, because no messages </text:span><text:span text:style-name="T29">are</text:span><text:span text:style-name="T4"> transmitted over insecure channels. There’s no worry that someone </text:span><text:span text:style-name="T19">can port </text:span><text:span text:style-name="T4">over your phone number (a sim-swap) </text:span><text:span text:style-name="T19">and </text:span><text:span text:style-name="T4">intercept codes. </text:span><text:span text:style-name="T12">Provi</text:span><text:span text:style-name="T13">ded that your clock is reasonably up to date, you can even generate codes if your phone has no network connection. </text:span><text:span text:style-name="T20">The algorithm is agnostic to device or available networks.</text:span></text:p>
      <text:p text:style-name="P14"><text:span text:style-name="T14">Any compromise of TOTP 2FA would require an attacker to steal the shared secret, so </text:span><text:span text:style-name="T21">that</text:span><text:span text:style-name="T14"> they can generate valid codes for your account. That’s not an impossible task, but it’s highly unlikely. A properly written auth</text:span><text:span text:style-name="T22">enticator</text:span><text:span text:style-name="T14"> app will store these secrets in an encrypted form, much like a password manager. </text:span><text:span text:style-name="T15">If your device is compromised in some way, an attacker could steal your 2FA codes or shared secrets. </text:span><text:span text:style-name="T16">The most likely avenue for losing 2FA codes is via phishing, where a hacker tricks you into giving them the code directly or installing remote-access software on your device.</text:span></text:p>
      <text:p text:style-name="P15"><text:span text:style-name="T16">A</text:span><text:span text:style-name="T4">uth app 2FA provides a great balance of security and convenience for most users. These applications are simple to </text:span><text:span text:style-name="T17">configure </text:span><text:span text:style-name="T23">and use. Se</text:span><text:span text:style-name="T4">tup requires scanning a QR code, which most phone users are familiar with. Users can easily view and </text:span><text:span text:style-name="T24">type</text:span><text:span text:style-name="T4"> 6 digit </text:span><text:span text:style-name="T25">numeric</text:span><text:span text:style-name="T4"> authentication codes </text:span><text:span text:style-name="T17">for login</text:span><text:span text:style-name="T4">. And the fact that shared secrets are used to generate codes instead of transmitting them across insecure networks means a much smaller attack surface. </text:span><text:span text:style-name="T26">You’re far less likely to have malicious code running on your phone that c</text:span><text:span text:style-name="T27">ould steal shared secrets, and even less likely to have a poorly implemented auth app leak those secrets outside of an encrypted vault. It’s far easier for an attacker </text:span><text:soft-page-break/><text:span text:style-name="T27">to execute a sim-swap attack on some unfortunately overworked phone company support agent, or to phish your email password. </text:span></text:p>
      <text:h text:style-name="P24" text:outline-level="2">Hardware-Based 2FA <text:span text:style-name="T41">(U2F)</text:span></text:h>
      <text:p text:style-name="P2">A third, even higher security option for <text:span text:style-name="T74">two-</text:span>factor authentication is the hardware token. <text:span text:style-name="T42">Rather than a software-based app, this option uses a special-purpose device for signing authentication requests. </text:span><text:span text:style-name="T43">Companies sell special devices for this purpose, and some cryptocurrency hardware wallets also feature hardware 2FA capability. This type of authentication solves some of the problems that even fairly secure app-based mechanisms have. </text:span><text:span text:style-name="T44">Like app-based protocols, hardware tokens don’t require network connectivity and use standard, widely implemented algorithms for ease of use and well-audited security.</text:span></text:p>
      <text:p text:style-name="P5">Instead of scanning a QR code to enable 2FA, this mechanism asks you to register your specific device to your account. <text:span text:style-name="T46">When setting up, a user is asked to insert their device into their PC’s USB port and tap the device’s button, or even use NFC (Near Field Communication) if setting up an account on a mobile phone. </text:span><text:span text:style-name="T47">This process stores information about the device on the company’s servers, but none of that information involves a private secret. </text:span><text:span text:style-name="T48">In case you lose your primary device or it malfunctions, it is generally recommended to register a backup device to the account as well. </text:span><text:span text:style-name="T49">These devices are generally inexpensive, and the cost is worth the extra security for valuable digital accounts. Examples include the popular Yubikey devices, and even cryptocurrency hardware wallets such as Trezor, Ledger, and KeepKey can double as hardware keys. </text:span></text:p>
      <text:p text:style-name="P3">The most popular protocol for hardware security keys is U2F, or Universal 2<text:span text:style-name="T50">nd</text:span> Factor. This protocol uses public-key cryptography similar to that used for cryptocurrency transaction signing. These devices come with a private key preinstalled. When you register a <text:soft-page-break/>device with a website, the device generates a unique private-public key pair for that website and registers the public key with the site. During authentication, you enter your password as normal and are then prompted to tap your security key. Internally, the website sends a “challenge” to the device which it must sign using the website-specific private key. The server can then verify using the public key that the signature is valid. Only the owner of the actual hardware token, and therefore private key, can generate a valid digital signature for the given public key. </text:p>
      <text:p text:style-name="P4">Due to the fact that an attacker would have to physically steal your hardware token to gain access to an account, this method offers the highest level of security. These devices are designed in such a way that the private key cannot be extracted or duplicated, so the only mechanism for getting access to that signing key is physical theft. For the vast majority of crypto users, such theft isn’t part of a reasonable threat model. <text:span text:style-name="T51">Even for those that might be targeted for such theft, this is a higher barrier for a hacker than compromising app-based 2FA. </text:span></text:p>
      <text:h text:style-name="P25" text:outline-level="2">Choosing the Right 2FA for You</text:h>
      <text:p text:style-name="P16">When choosing a suitable method of 2FA for our accounts, we must consider several factors – the level of security, the level of convenience, and our own understanding of these factors. <text:span text:style-name="T52">First, it’s best to choose the highest level of security available to you if possible. Using security keys or app-based 2FA if they are offered will greatly decrease your risk of account compromise. These methods are secure and have little vulnerability </text:span><text:span text:style-name="T65">an attacker can leverage</text:span><text:span text:style-name="T52">. </text:span><text:span text:style-name="T53">Avoid SMS or email 2FA unless it is the only option available to you, or a service requires it. </text:span></text:p>
      <text:p text:style-name="P17">Convenience and understanding must also factor into your decision, as 2FA is only helpful if you’ll actually use it correctly. If <text:span text:style-name="T71">you use </text:span>app-based 2FA, you must consider backups. Most sites <text:soft-page-break/>will give you a list of backup codes you can use for login in the event you lose your device or lose access to the configured shared secrets. <text:span text:style-name="T54">You must safeguard these and have them available so that if you do lose your auth app access, you can still log into the account and configure a new one. </text:span><text:span text:style-name="T55">With hardware tokens, you must have a backup option available, safeguard both devices, and have the device on your person every time you need to login. </text:span></text:p>
      <text:p text:style-name="P17"><text:span text:style-name="T56">The convenience tradeoff is well worth the extra security in my opinion, but that may not be true for every user. Some may find that they don’t fully understand auth apps and backup codes, and may risk being locked out of a critical account if they make a mistake. Some may worry about losing access to a hardware key or backups or not wish to carry such a device with them all the time. These factors can cause users to make mistakes that might end with them being locked out of a crypto exchange account when they need their money. </text:span><text:span text:style-name="T57">It’s best to educate yourself o</text:span><text:span text:style-name="T66">n</text:span><text:span text:style-name="T57"> security practices like strong 2FA and make them a habit, but it is valuable to consider the tradeoffs when making those decisions. </text:span></text:p>
      <text:p text:style-name="P18">SMS-based 2FA should generally be avoided if at all possible. <text:span text:style-name="T58">The risk of sim-swaps remains a prevalent threat in the cryptocurrency community, as this is an easy social-engineering target for attackers. It is unfortunately easy to trick an overworked or panicked phone company support agent into porting a phone number, and their job is to make their customers (even the fake ones) happy. Some services sadly require a phone number as a backup 2FA method, or as a method for password resets. In that case, consider adding port-protection to your telecom account if </text:span><text:span text:style-name="T67">it </text:span><text:span text:style-name="T58">is available. </text:span><text:span text:style-name="T59">Make sure your email is also protected by a long, strong, high entropy passphrase and strong 2FA so that attackers can’t use your mail account to move laterally to an exchange.</text:span></text:p>
      <text:p text:style-name="P19">Just as you learn to generate strong passphrases and store them securely, it’s best to make 2FA education part of your security <text:soft-page-break/>plan for crypto assets. Strong 2FA can make the difference between a frustrated attacker and a rich one if you slip up with your passwords. Mistakes happen, and without strong 2FA, all it takes is one phishing form to take your password, your exchange account, and all the coins you have stored in there. <text:span text:style-name="T60">If you do have strong 2FA, you have precious time to change your passwords and re-secure your account in the event of a mistak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1T21:54:46.780000000</dc:date>
    <meta:editing-cycles>151</meta:editing-cycles>
    <meta:editing-duration>P1DT22M11S</meta:editing-duration>
    <meta:document-statistic meta:table-count="0" meta:image-count="0" meta:object-count="0" meta:page-count="9" meta:paragraph-count="30" meta:word-count="2527" meta:character-count="15157" meta:non-whitespace-character-count="12643"/>
    <meta:template xlink:type="simple" xlink:actuate="onRequest" xlink:title="" xlink:href="Normal.dotm"/>
  </office:meta>
</office:document-meta>
</file>